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1.8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43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aper Ti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s, life cycles, and laws of software evolution</text:p>
          </table:table-cell>
          <table:table-cell office:value-type="float" office:value="1980" calcext:value-type="float">
            <text:p>1980</text:p>
          </table:table-cell>
          <table:table-cell/>
        </table:table-row>
        <table:table-row table:style-name="ro1">
          <table:table-cell office:value-type="string" calcext:value-type="string">
            <text:p>program evolution: processes of software change</text:p>
          </table:table-cell>
          <table:table-cell office:value-type="float" office:value="1985" calcext:value-type="float">
            <text:p>1985</text:p>
          </table:table-cell>
          <table:table-cell/>
        </table:table-row>
        <table:table-row table:style-name="ro1">
          <table:table-cell office:value-type="string" calcext:value-type="string">
            <text:p>Environment evolution: the prism model of changes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Laws of software evolution revisted</text:p>
          </table:table-cell>
          <table:table-cell office:value-type="float" office:value="1996" calcext:value-type="float">
            <text:p>1996</text:p>
          </table:table-cell>
          <table:table-cell/>
        </table:table-row>
        <table:table-row table:style-name="ro1">
          <table:table-cell office:value-type="string" calcext:value-type="string">
            <text:p>Metrics and laws of software evolution – the nineties view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>
          <table:table-cell office:value-type="string" calcext:value-type="string">
            <text:p>building more usable apis</text:p>
          </table:table-cell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 office:value-type="string" calcext:value-type="string">
            <text:p>Stability assessment of evolving industrial object-oriented frameworks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documentation for software engineers: what is needed to aid system understanding?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Does code decay? Assessing the evidence from change management data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the relevance of software documentation, tools and technologies: a survey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Design patterns and change proneness: an examination of five evolving systems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An automatic approach to identify class evolution discontinuities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attributes and api usability revisited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attributres and api usability (again!)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measuring api usability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MUDABlue: an automatic categorization system for open source repositories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Six learning barriers in end-user programming systems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a study of the documentation essential to software maintenance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CatchUp!: capturing and replaying refactorings to support API evolution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refactoring support for class library migration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Software ecosystem: understanding an indispensable technology and industry (book)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testing web services by xml perturbation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the role of refactorings in api evolution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Versioning systems for evolution research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An exploratory study of how developers seek, relate, and collect relevant information during software maintenace tasks.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automated detection of refactorings in evolving components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How do apis evolve? A story of refactoring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what users say they want in documentation 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An empirical study on the evolution of design patterns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api design matters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API-Evolution Support with diff-catchup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Evolving Java-based Apis (<text:a xlink:href="http://wiki.eclipse.org/Evolving_Java-based_APIs" xlink:type="simple">http://wiki.eclipse.org/Evolving_Java-based_APIs</text:a>)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generative programming techniques for java library migration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How documentation evolves over time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Informing eclipse api production and consumption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mapping the space of api design decisions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the factory pattern in api design: a usability evaluation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usability implications of requireing parameters in objects’ constructors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a case study of api design for improved usability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A case study of API redesign for improved usability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Code conjurer: pulling reusable software out of thin air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Enabling static analysis for partial java programs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mining framework usage changes from instantiation code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practical api design: confessions of a java framework architect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recommending adaptive changes for framework evolution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Spotweb: Detecting framework hotspots and coldspots via mining open source code on the web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the implications of method placement on api learnability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towards reverse engineering of software ecosystems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Usability chalenges for enterprise service-oriented architecture apis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What makes apis difficult to use?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a domain specific language for source code analysis and manipulation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adding examples into java documents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API usability: report on special interest group at CHI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detecting inefficient api usage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Discovering and representing systematic code changes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mining trends of library usage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Program metamorphosis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Promises and perils of porting software visualization tools to the web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Automated dependency resolution for open source software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comparative study of software metrics’ aggregation techniques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Creating and evolving developer documentation: understanding the decisions of open source contributors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Customized awareness: recommending relevant external change events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recovering inter-project dependencies in software ecosystems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Recovering inter-project dependencies in software ecosystems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refactoring references for library migration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swing to swt and back: patterns for api migration by wrapping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Template-based reconstruction of complex refactorings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The metropolis model and it implications for the engineering of software ecosystems.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The qualitas corpus: a curated collection of java code for empirical studies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The small project observatory: visualizing software ecosystems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tool support for crosscutting concerns of api documentation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categorizing software applications for maintenance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How we refactor, and how we know it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Text analysis with LingPipe4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The role of non-exact replications in software engineering experiments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Using source code metrics to predict change-prone java intefaces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you can’t control the unfamiliar: a study on the relations between aggregation techniques for software metrics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Asking and answering questions about unfamiliar apis: an exploratory study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Astra: bottom-up construction of structured artifact repositories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how do professional developers comprehend software?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Methods towards api usability: a structural analysis of usability problem categories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What do we know about the effectiveness of software design patterns?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Women and men – different but equal: on the impact of identifier style on source code reading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An empirical study of API usability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automated library recommendation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Discovering essential code elements in informal documentation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Diversity in software engineering research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Enriching documents with examples: A corpus mining approach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influence of cnfirmation biases of developers on software quality: an empirical study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Madmatch: many-to-many approximate diagram matching for design comparison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Multi-dimensional exploration of api usage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The evolution of the R software ecosystem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The maven repository dataset of metrics, changes, and dependencies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Visualizing software dynamicities with heat maps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A quantitative analysis of developer needs in software ecosystems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analyze this! 145 questions for data scientists in software engineering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ecological studies of open source software ecosystems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Lean GHTorrent: Github data on demand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studying evolving software ecosystems based on ecological models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The promises and perils of mining github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A dataset for api usage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Automatic detection of system-specific conventions unknown to developes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understanding and addressing exhibitionism in java empirical research about method accessibility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use at your own risk the java unsafe api in the wild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Creating maintainable apis: a practical, case-study approach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1">
          <table:table-cell office:value-type="string" calcext:value-type="string">
            <text:p>finegrape: fine-grained api usage extractor – an approach and dataset to investigate api usage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1">
          <table:table-cell office:value-type="string" calcext:value-type="string">
            <text:p>automatic software summarization: the state of the art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1">
          <table:table-cell office:value-type="string" calcext:value-type="string">
            <text:p>a history-based matching approach to identification of framework evolution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12</text:p>
          </table:table-cell>
        </table:table-row>
        <table:table-row table:style-name="ro1">
          <table:table-cell office:value-type="string" calcext:value-type="string">
            <text:p>an empirical investigation into the role of api-level refactorings during software evolution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13</text:p>
          </table:table-cell>
        </table:table-row>
        <table:table-row table:style-name="ro1">
          <table:table-cell office:value-type="string" calcext:value-type="string">
            <text:p>detecting api documentation errors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14</text:p>
          </table:table-cell>
        </table:table-row>
        <table:table-row table:style-name="ro1">
          <table:table-cell office:value-type="string" calcext:value-type="string">
            <text:p>how developers react to api deprecation?: the case of a smalltalk ecosystem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15</text:p>
          </table:table-cell>
        </table:table-row>
        <table:table-row table:style-name="ro1">
          <table:table-cell office:value-type="string" calcext:value-type="string">
            <text:p>How to Break an API: Cost Negotiation and Community Values in Three Software Ecosystems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16</text:p>
          </table:table-cell>
        </table:table-row>
        <table:table-row table:style-name="ro1">
          <table:table-cell office:value-type="string" calcext:value-type="string">
            <text:p>recommending adaptive changes for framework evolution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17</text:p>
          </table:table-cell>
        </table:table-row>
        <table:table-row table:style-name="ro1">
          <table:table-cell office:value-type="string" calcext:value-type="string">
            <text:p>seeking the ground truth: a retroactive study on the evolution and migration of software libraries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18</text:p>
          </table:table-cell>
        </table:table-row>
        <table:table-row table:style-name="ro1">
          <table:table-cell office:value-type="string" calcext:value-type="string">
            <text:p>SemDiff: Analysis and Recommendation Support for API Evolution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19</text:p>
          </table:table-cell>
        </table:table-row>
        <table:table-row table:style-name="ro1">
          <table:table-cell office:value-type="string" calcext:value-type="string">
            <text:p>A graph-based approach to API usage adaptation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20</text:p>
          </table:table-cell>
        </table:table-row>
        <table:table-row table:style-name="ro1">
          <table:table-cell office:value-type="string" calcext:value-type="string">
            <text:p>an empirical study of the evolution of eclipse third-party plug-ins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21</text:p>
          </table:table-cell>
        </table:table-row>
        <table:table-row table:style-name="ro1">
          <table:table-cell office:value-type="string" calcext:value-type="string">
            <text:p>When should internal interfaces be promoted to public?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22</text:p>
          </table:table-cell>
        </table:table-row>
        <table:table-row table:style-name="ro1">
          <table:table-cell office:value-type="string" calcext:value-type="string">
            <text:p>a study of the effectiveness of usage examples in rest api documentation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12</text:p>
          </table:table-cell>
        </table:table-row>
        <table:table-row table:style-name="ro1">
          <table:table-cell office:value-type="string" calcext:value-type="string">
            <text:p>Accelerating digital transformation: visual insights from the api ecosystem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13</text:p>
          </table:table-cell>
        </table:table-row>
        <table:table-row table:style-name="ro1">
          <table:table-cell office:value-type="string" calcext:value-type="string">
            <text:p>an empirical study of api stability and adoption in the android ecosystem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14</text:p>
          </table:table-cell>
        </table:table-row>
        <table:table-row table:style-name="ro1">
          <table:table-cell office:value-type="string" calcext:value-type="string">
            <text:p>an empirical study of web service evolution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15</text:p>
          </table:table-cell>
        </table:table-row>
        <table:table-row table:style-name="ro1">
          <table:table-cell office:value-type="string" calcext:value-type="string">
            <text:p>analyzing the evolution of web services using fine-grained changes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16</text:p>
          </table:table-cell>
        </table:table-row>
        <table:table-row table:style-name="ro1">
          <table:table-cell office:value-type="string" calcext:value-type="string">
            <text:p>apiwave: keeping track of API popularity and migration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17</text:p>
          </table:table-cell>
        </table:table-row>
        <table:table-row table:style-name="ro1">
          <table:table-cell office:value-type="string" calcext:value-type="string">
            <text:p>aura: a hybrid approach to identify framework evolution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18</text:p>
          </table:table-cell>
        </table:table-row>
        <table:table-row table:style-name="ro1">
          <table:table-cell office:value-type="string" calcext:value-type="string">
            <text:p>broken promises: an empirical study into evolution problems in java programs caused by library upgrades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19</text:p>
          </table:table-cell>
        </table:table-row>
        <table:table-row table:style-name="ro1">
          <table:table-cell office:value-type="string" calcext:value-type="string">
            <text:p>do developers deprecate apis with replacement messages? A large-scale analysis on java systems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20</text:p>
          </table:table-cell>
        </table:table-row>
        <table:table-row table:style-name="ro1">
          <table:table-cell office:value-type="string" calcext:value-type="string">
            <text:p>Exploring the Intent behind api evolution: a case study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21</text:p>
          </table:table-cell>
        </table:table-row>
        <table:table-row table:style-name="ro1">
          <table:table-cell office:value-type="string" calcext:value-type="string">
            <text:p>historical and impact analysis of api breaking changes: a large scale study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22</text:p>
          </table:table-cell>
        </table:table-row>
        <table:table-row table:style-name="ro1">
          <table:table-cell office:value-type="string" calcext:value-type="string">
            <text:p>how api documentation fails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23</text:p>
          </table:table-cell>
        </table:table-row>
        <table:table-row table:style-name="ro1">
          <table:table-cell office:value-type="string" calcext:value-type="string">
            <text:p>how do developers react to api evolution? The pharo ecosystem case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24</text:p>
          </table:table-cell>
        </table:table-row>
        <table:table-row table:style-name="ro1">
          <table:table-cell office:value-type="string" calcext:value-type="string">
            <text:p>how does web service api evolution affect clients?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25</text:p>
          </table:table-cell>
        </table:table-row>
        <table:table-row table:style-name="ro1">
          <table:table-cell office:value-type="string" calcext:value-type="string">
            <text:p>Measuring software library stability through historical version analysis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26</text:p>
          </table:table-cell>
        </table:table-row>
        <table:table-row table:style-name="ro1">
          <table:table-cell office:value-type="string" calcext:value-type="string">
            <text:p>On the reaction to deprecaton of 25,357 clients of 4+1 popular java apis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27</text:p>
          </table:table-cell>
        </table:table-row>
        <table:table-row table:style-name="ro1">
          <table:table-cell office:value-type="string" calcext:value-type="string">
            <text:p>Semantic versioning versus breaking changes: a study of the maven repository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28</text:p>
          </table:table-cell>
        </table:table-row>
        <table:table-row table:style-name="ro1">
          <table:table-cell office:value-type="string" calcext:value-type="string">
            <text:p>trusting a library: a study of the latency to adopt the latest maven release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29</text:p>
          </table:table-cell>
        </table:table-row>
        <table:table-row table:style-name="ro1">
          <table:table-cell office:value-type="string" calcext:value-type="string">
            <text:p>Using twinning to adapt programs to alternative APIs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30</text:p>
          </table:table-cell>
        </table:table-row>
        <table:table-row table:style-name="ro1">
          <table:table-cell office:value-type="string" calcext:value-type="string">
            <text:p>visualizing the evoluton of systems and their library dependencies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31</text:p>
          </table:table-cell>
        </table:table-row>
        <table:table-row table:style-name="ro1">
          <table:table-cell office:value-type="string" calcext:value-type="string">
            <text:p>APIEvolutionMiner: keeping api evolution under control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32</text:p>
          </table:table-cell>
        </table:table-row>
        <table:table-row table:style-name="ro1">
          <table:table-cell office:value-type="string" calcext:value-type="string">
            <text:p>automatic discovery of function mappings between similar libraries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33</text:p>
          </table:table-cell>
        </table:table-row>
        <table:table-row table:style-name="ro1">
          <table:table-cell office:value-type="string" calcext:value-type="string">
            <text:p>Co-evolution of the eclipse sdk framework and its third-party plug-ins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34</text:p>
          </table:table-cell>
        </table:table-row>
        <table:table-row table:style-name="ro1">
          <table:table-cell office:value-type="string" calcext:value-type="string">
            <text:p>logging library migrations: a case study for the apache software foundation projects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35</text:p>
          </table:table-cell>
        </table:table-row>
        <table:table-row table:style-name="ro1">
          <table:table-cell office:value-type="string" calcext:value-type="string">
            <text:p>inferring likely mappings between apis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36</text:p>
          </table:table-cell>
        </table:table-row>
        <table:table-row table:style-name="ro1">
          <table:table-cell office:value-type="string" calcext:value-type="string">
            <text:p>On how often code is cloned across repositories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37</text:p>
          </table:table-cell>
        </table:table-row>
        <table:table-row table:style-name="ro1">
          <table:table-cell office:value-type="string" calcext:value-type="string">
            <text:p>Recovering traceability links between an API and its learning resourcs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38</text:p>
          </table:table-cell>
        </table:table-row>
        <table:table-row table:style-name="ro1">
          <table:table-cell office:value-type="string" calcext:value-type="string">
            <text:p>web api fragility: how robust is your mobile application?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39</text:p>
          </table:table-cell>
        </table:table-row>
        <table:table-row table:style-name="ro1">
          <table:table-cell office:value-type="string" calcext:value-type="string">
            <text:p>acua: api change and usage auditor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40</text:p>
          </table:table-cell>
        </table:table-row>
        <table:table-row table:style-name="ro1">
          <table:table-cell office:value-type="string" calcext:value-type="string">
            <text:p>Analyzing the Eclipse API usage: putting the developer in the loop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41</text:p>
          </table:table-cell>
        </table:table-row>
        <table:table-row table:style-name="ro1">
          <table:table-cell office:value-type="string" calcext:value-type="string">
            <text:p>assessing the impact of framework changes using component ranking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42</text:p>
          </table:table-cell>
        </table:table-row>
        <table:table-row table:style-name="ro1">
          <table:table-cell office:value-type="string" calcext:value-type="string">
            <text:p>web api growing pains: stories from client developers and their code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43</text:p>
          </table:table-cell>
        </table:table-row>
        <table:table-row table:style-name="ro1">
          <table:table-cell office:value-type="string" calcext:value-type="string">
            <text:p>Compatibility prediction of Eclipse third-party plug-ins in new Eclipse releases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44</text:p>
          </table:table-cell>
        </table:table-row>
        <table:table-row table:style-name="ro1">
          <table:table-cell office:value-type="string" calcext:value-type="string">
            <text:p>investigating web apis on the world wide web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45</text:p>
          </table:table-cell>
        </table:table-row>
        <table:table-row table:style-name="ro1">
          <table:table-cell office:value-type="string" calcext:value-type="string">
            <text:p>An exploratory study on library aging by monitoring client usage in a software ecosystem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55</text:p>
          </table:table-cell>
        </table:table-row>
        <table:table-row table:style-name="ro1">
          <table:table-cell office:value-type="string" calcext:value-type="string">
            <text:p>How java apis break an empirical study</text:p>
          </table:table-cell>
          <table:table-cell office:value-type="string" calcext:value-type="string">
            <text:p>sciencedirect</text:p>
          </table:table-cell>
          <table:table-cell office:value-type="string" calcext:value-type="string">
            <text:p>Sd_19</text:p>
          </table:table-cell>
        </table:table-row>
        <table:table-row table:style-name="ro1">
          <table:table-cell office:value-type="string" calcext:value-type="string">
            <text:p>a case study comparing defect profiles of a reused framework and of applications reusing the same framework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ringer_13</text:p>
          </table:table-cell>
        </table:table-row>
        <table:table-row table:style-name="ro1">
          <table:table-cell office:value-type="string" calcext:value-type="string">
            <text:p>an empirical study on evoluton of api documentation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ringer_14</text:p>
          </table:table-cell>
        </table:table-row>
        <table:table-row table:style-name="ro1">
          <table:table-cell office:value-type="string" calcext:value-type="string">
            <text:p>Do developers update their library dependencies?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ringer_15</text:p>
          </table:table-cell>
        </table:table-row>
        <table:table-row table:style-name="ro1">
          <table:table-cell office:value-type="string" calcext:value-type="string">
            <text:p>eclipse api usage: the good and the bad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ringer_16</text:p>
          </table:table-cell>
        </table:table-row>
        <table:table-row table:style-name="ro1">
          <table:table-cell office:value-type="string" calcext:value-type="string">
            <text:p>how do developers react to api evolution? A large-scale empirical study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ringer_17</text:p>
          </table:table-cell>
        </table:table-row>
        <table:table-row table:style-name="ro1">
          <table:table-cell office:value-type="string" calcext:value-type="string">
            <text:p>how do developers react to restful api evolution?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ringer_18</text:p>
          </table:table-cell>
        </table:table-row>
        <table:table-row table:style-name="ro1">
          <table:table-cell office:value-type="string" calcext:value-type="string">
            <text:p>on the reaction to deprecation of clients of 4+1 popular java apis and the jdk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ringer_19</text:p>
          </table:table-cell>
        </table:table-row>
        <table:table-row table:style-name="ro1">
          <table:table-cell office:value-type="string" calcext:value-type="string">
            <text:p>An exploratory study of api changes and usages based on apache and eclipse ecosystems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ringer_20</text:p>
          </table:table-cell>
        </table:table-row>
        <table:table-row table:style-name="ro1">
          <table:table-cell office:value-type="string" calcext:value-type="string">
            <text:p>are popular classes more defect prone?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ringer_21</text:p>
          </table:table-cell>
        </table:table-row>
        <table:table-row table:style-name="ro1">
          <table:table-cell office:value-type="string" calcext:value-type="string">
            <text:p>Study of an API migration for two XML APIs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ringer_22</text:p>
          </table:table-cell>
        </table:table-row>
        <table:table-row table:style-name="ro1">
          <table:table-cell office:value-type="string" calcext:value-type="string">
            <text:p>a study of library migration in java software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Wiley_01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aper Ti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shop on open and original problems in software language engineering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a field study of refactoring challenges and benefits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what kinds of refactorings are co-occurred?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quantifying usability of domain-specific languages: an empirical study on software maintenance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a flowchart for rapid technical debt management decision making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1">
          <table:table-cell office:value-type="string" calcext:value-type="string">
            <text:p>open source software evolution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1">
          <table:table-cell office:value-type="string" calcext:value-type="string">
            <text:p>programmers are users too: human-centered methods for improving programming tools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1">
          <table:table-cell office:value-type="string" calcext:value-type="string">
            <text:p>revisiting software ecosystems research: a longitudinal literature study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1">
          <table:table-cell office:value-type="string" calcext:value-type="string">
            <text:p>revisiting the relationship between code smells and refactoring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1">
          <table:table-cell office:value-type="string" calcext:value-type="string">
            <text:p>extracting build changes with builddiff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1">
          <table:table-cell office:value-type="string" calcext:value-type="string">
            <text:p>preventing and repairing build breakage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1">
          <table:table-cell office:value-type="string" calcext:value-type="string">
            <text:p>Xcorpus—an executable corpus of Java programs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1">
          <table:table-cell office:value-type="string" calcext:value-type="string">
            <text:p>api designers in the field: design practices and challenges for creating usable apis</text:p>
          </table:table-cell>
          <table:table-cell office:value-type="float" office:value="2018" calcext:value-type="float">
            <text:p>2018</text:p>
          </table:table-cell>
          <table:table-cell/>
        </table:table-row>
        <table:table-row table:style-name="ro1">
          <table:table-cell office:value-type="string" calcext:value-type="string">
            <text:p>investigating the relationship between code smell agglomerations and architectural concerns: similarities and dissimilarities from distributed, service-oriented, and mobile systems</text:p>
          </table:table-cell>
          <table:table-cell office:value-type="float" office:value="2018" calcext:value-type="float">
            <text:p>2018</text:p>
          </table:table-cell>
          <table:table-cell/>
        </table:table-row>
        <table:table-row table:style-name="ro1">
          <table:table-cell office:value-type="string" calcext:value-type="string">
            <text:p>challenges of sonarqube plug-in maintenance</text:p>
          </table:table-cell>
          <table:table-cell office:value-type="float" office:value="2019" calcext:value-type="float">
            <text:p>2019</text:p>
          </table:table-cell>
          <table:table-cell/>
        </table:table-row>
        <table:table-row table:style-name="ro1">
          <table:table-cell office:value-type="string" calcext:value-type="string">
            <text:p>programmer experience: a systematic literature review</text:p>
          </table:table-cell>
          <table:table-cell office:value-type="float" office:value="2019" calcext:value-type="float">
            <text:p>2019</text:p>
          </table:table-cell>
          <table:table-cell/>
        </table:table-row>
        <table:table-row table:style-name="ro1">
          <table:table-cell office:value-type="string" calcext:value-type="string">
            <text:p>the emergence of software diversity in maven central</text:p>
          </table:table-cell>
          <table:table-cell office:value-type="float" office:value="2019" calcext:value-type="float">
            <text:p>2019</text:p>
          </table:table-cell>
          <table:table-cell/>
        </table:table-row>
        <table:table-row table:style-name="ro1">
          <table:table-cell office:value-type="string" calcext:value-type="string">
            <text:p>variability in library evolution</text:p>
          </table:table-cell>
          <table:table-cell office:value-type="string" calcext:value-type="string">
            <text:p>2019:taylorfrancis</text:p>
          </table:table-cell>
          <table:table-cell/>
        </table:table-row>
        <table:table-row table:style-name="ro2">
          <table:table-cell office:value-type="string" calcext:value-type="string">
            <text:p>a proposed sizing model for managing 3<text:span text:style-name="T1">rd</text:span> party code technical debt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23</text:p>
          </table:table-cell>
        </table:table-row>
        <table:table-row table:style-name="ro1">
          <table:table-cell office:value-type="string" calcext:value-type="string">
            <text:p>api deprecation: a retorspective analysis and detection method for code examples on the web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24</text:p>
          </table:table-cell>
        </table:table-row>
        <table:table-row table:style-name="ro1">
          <table:table-cell office:value-type="string" calcext:value-type="string">
            <text:p>assessing the evolution of quality in java libraries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25</text:p>
          </table:table-cell>
        </table:table-row>
        <table:table-row table:style-name="ro1">
          <table:table-cell office:value-type="string" calcext:value-type="string">
            <text:p>characterizing deprecated android apis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26</text:p>
          </table:table-cell>
        </table:table-row>
        <table:table-row table:style-name="ro1">
          <table:table-cell office:value-type="string" calcext:value-type="string">
            <text:p>experience paper: a study of behavioral backward incompatibilities of java software libraries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27</text:p>
          </table:table-cell>
        </table:table-row>
        <table:table-row table:style-name="ro1">
          <table:table-cell office:value-type="string" calcext:value-type="string">
            <text:p>exploring the use of automated api migrating techniques in practice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28</text:p>
          </table:table-cell>
        </table:table-row>
        <table:table-row table:style-name="ro1">
          <table:table-cell office:value-type="string" calcext:value-type="string">
            <text:p>the driving forces of api evolution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cm_29</text:p>
          </table:table-cell>
        </table:table-row>
        <table:table-row table:style-name="ro1">
          <table:table-cell office:value-type="string" calcext:value-type="string">
            <text:p>accessing inaccessible android apis: an empirical study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46</text:p>
          </table:table-cell>
        </table:table-row>
        <table:table-row table:style-name="ro1">
          <table:table-cell office:value-type="string" calcext:value-type="string">
            <text:p>apidiff: detecting api breaking changes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47</text:p>
          </table:table-cell>
        </table:table-row>
        <table:table-row table:style-name="ro1">
          <table:table-cell office:value-type="string" calcext:value-type="string">
            <text:p>exploring api/client co-evolution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48</text:p>
          </table:table-cell>
        </table:table-row>
        <table:table-row table:style-name="ro1">
          <table:table-cell office:value-type="string" calcext:value-type="string">
            <text:p>modeling framework api evoluton as a multi-objective optimization problem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49</text:p>
          </table:table-cell>
        </table:table-row>
        <table:table-row table:style-name="ro1">
          <table:table-cell office:value-type="string" calcext:value-type="string">
            <text:p>the evolution of project inter-dependencies in a software ecosystem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50</text:p>
          </table:table-cell>
        </table:table-row>
        <table:table-row table:style-name="ro1">
          <table:table-cell office:value-type="string" calcext:value-type="string">
            <text:p>when it breaks, it breaks: how ecosystem developers reason about the stability of dependencies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51</text:p>
          </table:table-cell>
        </table:table-row>
        <table:table-row table:style-name="ro1">
          <table:table-cell office:value-type="string" calcext:value-type="string">
            <text:p>why and how java developers break apis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52</text:p>
          </table:table-cell>
        </table:table-row>
        <table:table-row table:style-name="ro1">
          <table:table-cell office:value-type="string" calcext:value-type="string">
            <text:p>why do we break apis? First answers from developers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53</text:p>
          </table:table-cell>
        </table:table-row>
        <table:table-row table:style-name="ro1">
          <table:table-cell office:value-type="string" calcext:value-type="string">
            <text:p>a case study of web api evolution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eee_54</text:p>
          </table:table-cell>
        </table:table-row>
        <table:table-row table:style-name="ro1">
          <table:table-cell office:value-type="string" calcext:value-type="string">
            <text:p>api evolution and compatibility: a data corpus and tool evaluation</text:p>
          </table:table-cell>
          <table:table-cell office:value-type="string" calcext:value-type="string">
            <text:p>jot</text:p>
          </table:table-cell>
          <table:table-cell office:value-type="string" calcext:value-type="string">
            <text:p>Jot_01</text:p>
          </table:table-cell>
        </table:table-row>
        <table:table-row table:style-name="ro1">
          <table:table-cell office:value-type="string" calcext:value-type="string">
            <text:p>mining api usage change rules for software framework evolution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ringer_23</text:p>
          </table:table-cell>
        </table:table-row>
        <table:table-row table:style-name="ro1">
          <table:table-cell office:value-type="string" calcext:value-type="string">
            <text:p>the impact of imperfect change rules on framework api evolution identification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ringer_24</text:p>
          </table:table-cell>
        </table:table-row>
        <table:table-row table:style-name="ro1">
          <table:table-cell office:value-type="string" calcext:value-type="string">
            <text:p>to react, or not to react: patterns of reaction to api deprecation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ringer_2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 Evolution in Practice: The History of GMF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voDroid: Segmented Evolutionary Testing of Android Apps</text:p>
          </table:table-cell>
          <table:table-cell office:value-type="string" calcext:value-type="string">
            <text:p>ACM</text:p>
          </table:table-cell>
          <table:table-cell/>
        </table:table-row>
        <table:table-row table:style-name="ro1">
          <table:table-cell office:value-type="string" calcext:value-type="string">
            <text:p>CiD: automating the detection of AP-related compatibility issues in android apps</text:p>
          </table:table-cell>
          <table:table-cell office:value-type="string" calcext:value-type="string">
            <text:p>ACM</text:p>
          </table:table-cell>
          <table:table-cell/>
        </table:table-row>
        <table:table-row table:style-name="ro1" table:number-rows-repeated="15">
          <table:table-cell table:number-columns-repeated="3"/>
        </table:table-row>
        <table:table-row table:style-name="ro1">
          <table:table-cell office:value-type="string" calcext:value-type="string">
            <text:p>The spartanizer: massive automatic refactoring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1">
          <table:table-cell office:value-type="string" calcext:value-type="string">
            <text:p>The spartanizer: experience, architecture, lessons</text:p>
          </table:table-cell>
          <table:table-cell office:value-type="float" office:value="2017" calcext:value-type="float">
            <text:p>2017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2:Sheet1.C167" table:contains-header="false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1" table:target-range-address="Sheet2.A2:Sheet2.C40" table:contains-header="false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7">00/00/0000</text:date>, <text:time style:data-style-name="N2" text:time-value="07:23:24.4332139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08:48:21.406380066</meta:creation-date>
    <dc:date>2019-07-17T09:29:38.727274281</dc:date>
    <meta:editing-duration>PT2H32M16S</meta:editing-duration>
    <meta:editing-cycles>13</meta:editing-cycles>
    <meta:generator>LibreOffice/6.2.4.2$Linux_X86_64 LibreOffice_project/20$Build-2</meta:generator>
    <meta:document-statistic meta:table-count="2" meta:cell-count="496" meta:object-count="0"/>
  </office:meta>
</office:document-meta>
</file>